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72in"/>
    </style:style>
    <style:style style:name="co2" style:family="table-column">
      <style:table-column-properties fo:break-before="auto" style:column-width="3.0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est</text:p>
          </table:table-cell>
          <table:table-cell table:style-name="Default"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races.py</text:p>
          </table:table-cell>
          <table:table-cell office:value-type="string" calcext:value-type="string">
            <text:p>Accurate prices</text:p>
          </table:table-cell>
          <table:table-cell office:value-type="date" office:date-value="2025-03-11" calcext:value-type="date">
            <text:p>03/11/25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races.py</text:p>
          </table:table-cell>
          <table:table-cell office:value-type="string" calcext:value-type="string">
            <text:p>Accurate elos</text:p>
          </table:table-cell>
          <table:table-cell office:value-type="date" office:date-value="2025-03-11" calcext:value-type="date">
            <text:p>03/11/25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races.py</text:p>
          </table:table-cell>
          <table:table-cell office:value-type="string" calcext:value-type="string">
            <text:p>Accurate list of skiers</text:p>
          </table:table-cell>
          <table:table-cell office:value-type="date" office:date-value="2025-03-11" calcext:value-type="date">
            <text:p>03/11/25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races.py</text:p>
          </table:table-cell>
          <table:table-cell office:value-type="string" calcext:value-type="string">
            <text:p>Can do multiple races on the same day (men and women)</text:p>
          </table:table-cell>
          <table:table-cell office:value-type="date" office:date-value="2025-03-11" calcext:value-type="date">
            <text:p>03/11/25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races.py</text:p>
          </table:table-cell>
          <table:table-cell office:value-type="string" calcext:value-type="string">
            <text:p>Successfully goes to relays</text:p>
          </table:table-cell>
          <table:table-cell office:value-type="date" office:date-value="2025-03-11" calcext:value-type="date">
            <text:p>03/11/25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races.py</text:p>
          </table:table-cell>
          <table:table-cell office:value-type="string" calcext:value-type="string">
            <text:p>Successfully calls R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weekend.py</text:p>
          </table:table-cell>
          <table:table-cell office:value-type="string" calcext:value-type="string">
            <text:p>Accurate prices</text:p>
          </table:table-cell>
          <table:table-cell office:value-type="date" office:date-value="2025-03-07" calcext:value-type="date">
            <text:p>03/07/25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weekend.py</text:p>
          </table:table-cell>
          <table:table-cell office:value-type="string" calcext:value-type="string">
            <text:p>Accurate elos</text:p>
          </table:table-cell>
          <table:table-cell office:value-type="date" office:date-value="2025-03-07" calcext:value-type="date">
            <text:p>03/07/25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weekend.py</text:p>
          </table:table-cell>
          <table:table-cell office:value-type="string" calcext:value-type="string">
            <text:p>Accurate list of skiers</text:p>
          </table:table-cell>
          <table:table-cell office:value-type="date" office:date-value="2025-03-07" calcext:value-type="date">
            <text:p>03/07/25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weekend.py</text:p>
          </table:table-cell>
          <table:table-cell office:value-type="string" calcext:value-type="string">
            <text:p>Handles multiple races over weekend</text:p>
          </table:table-cell>
          <table:table-cell office:value-type="date" office:date-value="2025-03-11" calcext:value-type="date">
            <text:p>03/11/25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weekend.py</text:p>
          </table:table-cell>
          <table:table-cell office:value-type="string" calcext:value-type="string">
            <text:p>Successfully goes to relays</text:p>
          </table:table-cell>
          <table:table-cell office:value-type="date" office:date-value="2025-03-11" calcext:value-type="date">
            <text:p>03/11/25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weekend.py</text:p>
          </table:table-cell>
          <table:table-cell office:value-type="string" calcext:value-type="string">
            <text:p>Successfully calls R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team_sprint.py</text:p>
          </table:table-cell>
          <table:table-cell office:value-type="string" calcext:value-type="string">
            <text:p>Accurate prices</text:p>
          </table:table-cell>
          <table:table-cell office:value-type="date" office:date-value="2025-03-13" calcext:value-type="date">
            <text:p>03/13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team_sprint.py</text:p>
          </table:table-cell>
          <table:table-cell office:value-type="string" calcext:value-type="string">
            <text:p>Accurate elos</text:p>
          </table:table-cell>
          <table:table-cell office:value-type="date" office:date-value="2025-03-13" calcext:value-type="date">
            <text:p>03/13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team_sprint.py</text:p>
          </table:table-cell>
          <table:table-cell office:value-type="string" calcext:value-type="string">
            <text:p>Accurate list of skiers</text:p>
          </table:table-cell>
          <table:table-cell office:value-type="date" office:date-value="2025-03-13" calcext:value-type="date">
            <text:p>03/13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team_sprint.py</text:p>
          </table:table-cell>
          <table:table-cell office:value-type="string" calcext:value-type="string">
            <text:p>Can do multiple races on the same day (men and women)</text:p>
          </table:table-cell>
          <table:table-cell office:value-type="date" office:date-value="2025-03-13" calcext:value-type="date">
            <text:p>03/13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team_sprint.py</text:p>
          </table:table-cell>
          <table:table-cell office:value-type="string" calcext:value-type="string">
            <text:p>Correct leg information</text:p>
          </table:table-cell>
          <table:table-cell office:value-type="date" office:date-value="2025-03-13" calcext:value-type="date">
            <text:p>03/13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team_sprint.py</text:p>
          </table:table-cell>
          <table:table-cell office:value-type="string" calcext:value-type="string">
            <text:p>Can handle mens and womens races on different days</text:p>
          </table:table-cell>
          <table:table-cell office:value-type="date" office:date-value="2025-03-13" calcext:value-type="date">
            <text:p>03/13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team_sprint.py</text:p>
          </table:table-cell>
          <table:table-cell office:value-type="string" calcext:value-type="string">
            <text:p>Gets more than one team</text:p>
          </table:table-cell>
          <table:table-cell office:value-type="date" office:date-value="2025-03-13" calcext:value-type="date">
            <text:p>03/13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team_sprint.py</text:p>
          </table:table-cell>
          <table:table-cell office:value-type="string" calcext:value-type="string">
            <text:p>Successfully calls R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relay.py</text:p>
          </table:table-cell>
          <table:table-cell office:value-type="string" calcext:value-type="string">
            <text:p>Accurate price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relay.py</text:p>
          </table:table-cell>
          <table:table-cell office:value-type="string" calcext:value-type="string">
            <text:p>Accurate elo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relay.py</text:p>
          </table:table-cell>
          <table:table-cell office:value-type="string" calcext:value-type="string">
            <text:p>Accurate list of skier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relay.py</text:p>
          </table:table-cell>
          <table:table-cell office:value-type="string" calcext:value-type="string">
            <text:p>Can do multiple races on the same day (men and women)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relay.py</text:p>
          </table:table-cell>
          <table:table-cell office:value-type="string" calcext:value-type="string">
            <text:p>Correct leg information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relay.py</text:p>
          </table:table-cell>
          <table:table-cell office:value-type="string" calcext:value-type="string">
            <text:p>Can handle mens and womens races on different day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relay.py</text:p>
          </table:table-cell>
          <table:table-cell office:value-type="string" calcext:value-type="string">
            <text:p>Gets more than one team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relay.py</text:p>
          </table:table-cell>
          <table:table-cell office:value-type="string" calcext:value-type="string">
            <text:p>Successfully calls R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relay.py</text:p>
          </table:table-cell>
          <table:table-cell office:value-type="string" calcext:value-type="string">
            <text:p>Accurate price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relay.py</text:p>
          </table:table-cell>
          <table:table-cell office:value-type="string" calcext:value-type="string">
            <text:p>Accurate elo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relay.py</text:p>
          </table:table-cell>
          <table:table-cell office:value-type="string" calcext:value-type="string">
            <text:p>Accurate list of skier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relay.py</text:p>
          </table:table-cell>
          <table:table-cell office:value-type="string" calcext:value-type="string">
            <text:p>Correct leg information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relay.py</text:p>
          </table:table-cell>
          <table:table-cell office:value-type="string" calcext:value-type="string">
            <text:p>Correctly handles gender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relay.py</text:p>
          </table:table-cell>
          <table:table-cell office:value-type="string" calcext:value-type="string">
            <text:p>Successfully calls R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team_sprint.py</text:p>
          </table:table-cell>
          <table:table-cell office:value-type="string" calcext:value-type="string">
            <text:p>Accurate price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team_sprint.py</text:p>
          </table:table-cell>
          <table:table-cell office:value-type="string" calcext:value-type="string">
            <text:p>Accurate elo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team_sprint.py</text:p>
          </table:table-cell>
          <table:table-cell office:value-type="string" calcext:value-type="string">
            <text:p>Accurate list of skier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team_sprint.py</text:p>
          </table:table-cell>
          <table:table-cell office:value-type="string" calcext:value-type="string">
            <text:p>Can do multiple races on the same day (men and women)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team_sprint.py</text:p>
          </table:table-cell>
          <table:table-cell office:value-type="string" calcext:value-type="string">
            <text:p>Correct leg informa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team_sprint.py</text:p>
          </table:table-cell>
          <table:table-cell office:value-type="string" calcext:value-type="string">
            <text:p>Correctly handles gender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team_sprint.py</text:p>
          </table:table-cell>
          <table:table-cell office:value-type="string" calcext:value-type="string">
            <text:p>Successfully calls R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team_sprint.py</text:p>
          </table:table-cell>
          <table:table-cell office:value-type="string" calcext:value-type="string">
            <text:p>Accurate price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team_sprint.py</text:p>
          </table:table-cell>
          <table:table-cell office:value-type="string" calcext:value-type="string">
            <text:p>Accurate elo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team_sprint.py</text:p>
          </table:table-cell>
          <table:table-cell office:value-type="string" calcext:value-type="string">
            <text:p>Accurate list of skier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team_sprint.py</text:p>
          </table:table-cell>
          <table:table-cell office:value-type="string" calcext:value-type="string">
            <text:p>Can do multiple races on the same day (men and women)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team_sprint.py</text:p>
          </table:table-cell>
          <table:table-cell office:value-type="string" calcext:value-type="string">
            <text:p>Correct leg informa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team_sprint.py</text:p>
          </table:table-cell>
          <table:table-cell office:value-type="string" calcext:value-type="string">
            <text:p>Successfully calls R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relay.py</text:p>
          </table:table-cell>
          <table:table-cell office:value-type="string" calcext:value-type="string">
            <text:p>Accurate price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relay.py</text:p>
          </table:table-cell>
          <table:table-cell office:value-type="string" calcext:value-type="string">
            <text:p>Accurate elo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relay.py</text:p>
          </table:table-cell>
          <table:table-cell office:value-type="string" calcext:value-type="string">
            <text:p>Accurate list of skier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relay.py</text:p>
          </table:table-cell>
          <table:table-cell office:value-type="string" calcext:value-type="string">
            <text:p>Can do multiple races on the same day (men and women)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relay.py</text:p>
          </table:table-cell>
          <table:table-cell office:value-type="string" calcext:value-type="string">
            <text:p>Correct leg informa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relay.py</text:p>
          </table:table-cell>
          <table:table-cell office:value-type="string" calcext:value-type="string">
            <text:p>Successfully calls R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relay.py</text:p>
          </table:table-cell>
          <table:table-cell office:value-type="string" calcext:value-type="string">
            <text:p>Accurate price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relay.py</text:p>
          </table:table-cell>
          <table:table-cell office:value-type="string" calcext:value-type="string">
            <text:p>Accurate elo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relay.py</text:p>
          </table:table-cell>
          <table:table-cell office:value-type="string" calcext:value-type="string">
            <text:p>Accurate list of skier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relay.py</text:p>
          </table:table-cell>
          <table:table-cell office:value-type="string" calcext:value-type="string">
            <text:p>Can do multiple races on the same day (men and women)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relay.py</text:p>
          </table:table-cell>
          <table:table-cell office:value-type="string" calcext:value-type="string">
            <text:p>Correct leg informa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relay.py</text:p>
          </table:table-cell>
          <table:table-cell office:value-type="string" calcext:value-type="string">
            <text:p>Correctly handles gender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relay.py</text:p>
          </table:table-cell>
          <table:table-cell office:value-type="string" calcext:value-type="string">
            <text:p>Successfully calls R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team_sprint.py</text:p>
          </table:table-cell>
          <table:table-cell office:value-type="string" calcext:value-type="string">
            <text:p>Accurate price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team_sprint.py</text:p>
          </table:table-cell>
          <table:table-cell office:value-type="string" calcext:value-type="string">
            <text:p>Accurate elo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team_sprint.py</text:p>
          </table:table-cell>
          <table:table-cell office:value-type="string" calcext:value-type="string">
            <text:p>Accurate list of skier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team_sprint.py</text:p>
          </table:table-cell>
          <table:table-cell office:value-type="string" calcext:value-type="string">
            <text:p>Can do multiple races on the same day (men and women)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team_sprint.py</text:p>
          </table:table-cell>
          <table:table-cell office:value-type="string" calcext:value-type="string">
            <text:p>Correct leg informa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team_sprint.py</text:p>
          </table:table-cell>
          <table:table-cell office:value-type="string" calcext:value-type="string">
            <text:p>Correctly handles gender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team_sprint.py</text:p>
          </table:table-cell>
          <table:table-cell office:value-type="string" calcext:value-type="string">
            <text:p>Successfully calls R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Successfully loads skiers</text:p>
          </table:table-cell>
          <table:table-cell office:value-type="date" office:date-value="2025-03-08" calcext:value-type="date">
            <text:p>03/08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Gets correct skiers for race</text:p>
          </table:table-cell>
          <table:table-cell office:value-type="date" office:date-value="2025-03-08" calcext:value-type="date">
            <text:p>03/08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Gets correct skiers for first race even if absent</text:p>
          </table:table-cell>
          <table:table-cell office:value-type="date" office:date-value="2025-03-08" calcext:value-type="date">
            <text:p>03/08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Correctly handles probabilities for 1 race</text:p>
          </table:table-cell>
          <table:table-cell office:value-type="date" office:date-value="2025-03-08" calcext:value-type="date">
            <text:p>03/08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Correctly handles probabilities for more than 1 race or absent first race</text:p>
          </table:table-cell>
          <table:table-cell office:value-type="date" office:date-value="2025-03-08" calcext:value-type="date">
            <text:p>03/08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Uses correct elo score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Calculates previous 5 correctly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Gets quotas correct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Handles stage verse world cup race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Does not have any manual references to year or date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Calculates significant period correctly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Calculates significant elevation correctly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Calculates significant mass start correctly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Models points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Gets knapsack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Calculates Brier odds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Runs in R file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Successfully loads skiers</text:p>
          </table:table-cell>
          <table:table-cell office:value-type="date" office:date-value="2025-03-08" calcext:value-type="date">
            <text:p>03/08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Gets correct skiers for race</text:p>
          </table:table-cell>
          <table:table-cell office:value-type="date" office:date-value="2025-03-08" calcext:value-type="date">
            <text:p>03/08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Gets correct skiers for first race even if absent</text:p>
          </table:table-cell>
          <table:table-cell office:value-type="date" office:date-value="2025-03-08" calcext:value-type="date">
            <text:p>03/08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Correctly handles probabilities for 1 race</text:p>
          </table:table-cell>
          <table:table-cell office:value-type="date" office:date-value="2025-03-08" calcext:value-type="date">
            <text:p>03/08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Correctly handles probabilities for more than 1 race or absent first race</text:p>
          </table:table-cell>
          <table:table-cell office:value-type="date" office:date-value="2025-03-08" calcext:value-type="date">
            <text:p>03/08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Uses correct elo score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Calculates previous 5 correctly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Gets quotas correct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Handles stage verse world cup race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Does not have any manual references to year or date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Calculates significant period correctly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Calculates significant elevation correctly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Calculates significant mass start correctly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Models points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Gets knapsack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Calculates Brier odds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Runs in R file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 style:data-style-name="N2" text:time-value="21:31:03.2284134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20:31:52.705851528</meta:creation-date>
    <dc:date>2025-03-15T12:13:46.551456149</dc:date>
    <meta:editing-duration>P2DT5H30M25S</meta:editing-duration>
    <meta:editing-cycles>64</meta:editing-cycles>
    <meta:generator>LibreOffice/24.8.4.2$MacOSX_AARCH64 LibreOffice_project/bb3cfa12c7b1bf994ecc5649a80400d06cd71002</meta:generator>
    <meta:document-statistic meta:table-count="1" meta:cell-count="368" meta:object-count="0"/>
  </office:meta>
</office:document-meta>
</file>